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5.0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Сумма: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Лист3" table:style-name="ta2">
        <table:table-column table:style-name="co1" table:default-cell-style-name="ce2"/>
        <table:table-column table:style-name="co2" table:number-columns-repeated="8" table:default-cell-style-name="Default"/>
        <table:table-row table:style-name="ro2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Разность: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4" table:style-name="ta2">
        <table:table-column table:style-name="co1" table:default-cell-style-name="ce3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span text:style-name="T1">X</text:span> AND <text:span text:style-name="T1">Y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3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span text:style-name="T1">X</text:span> OR <text:span text:style-name="T1">Y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3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span text:style-name="T1">X</text:span> XOR <text:span text:style-name="T1">Y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4" table:default-cell-style-name="ce3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 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нвертируем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Десятичное представление модуля числа</text:p>
          </table:table-cell>
          <table:table-cell table:style-name="ce5" office:value-type="float" office:value="12" calcext:value-type="float" table:number-columns-spanned="8" table:number-rows-spanned="1">
            <text:p>12</text:p>
          </table:table-cell>
          <table:covered-table-cell table:number-columns-repeated="7"/>
        </table:table-row>
      </table:table>
      <table:table table:name="Лист10" table:style-name="ta2"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Дополнительный код числа 52 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Лист11" table:style-name="ta2">
        <table:table-column table:style-name="co4" table:number-columns-repeated="2" table:default-cell-style-name="Default"/>
        <table:table-row table:style-name="ro2">
          <table:table-cell/>
          <table:table-cell office:value-type="string" calcext:value-type="string">
            <text:p>NOT (A AND B)</text:p>
          </table:table-cell>
        </table:table-row>
        <table:table-row table:style-name="ro4">
          <table:table-cell office:value-type="string" calcext:value-type="string">
            <text:p>A и B — положительные числа</text:p>
          </table:table-cell>
          <table:table-cell office:value-type="string" calcext:value-type="string">
            <text:p>отриц</text:p>
          </table:table-cell>
        </table:table-row>
        <table:table-row table:style-name="ro4">
          <table:table-cell office:value-type="string" calcext:value-type="string">
            <text:p>A и B — отрицательные числа</text:p>
          </table:table-cell>
          <table:table-cell office:value-type="string" calcext:value-type="string">
            <text:p>положит</text:p>
          </table:table-cell>
        </table:table-row>
        <table:table-row table:style-name="ro5">
          <table:table-cell office:value-type="string" calcext:value-type="string">
            <text:p>A и B — числа разного знака</text:p>
          </table:table-cell>
          <table:table-cell office:value-type="string" calcext:value-type="string">
            <text:p>отриц</text:p>
          </table:table-cell>
        </table:table-row>
      </table:table>
      <table:table table:name="Лист12" table:style-name="ta2"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двоичная система</text:p>
          </table:table-cell>
          <table:table-cell office:value-type="string" calcext:value-type="string">
            <text:p>десятичная система</text:p>
          </table:table-cell>
        </table:table-row>
        <table:table-row table:style-name="ro1">
          <table:table-cell office:value-type="string" calcext:value-type="string">
            <text:p>братья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ладший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старший</text:p>
          </table:table-cell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класс старшего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Результат:</text:p>
          </table:table-cell>
          <table:table-cell office:value-type="string" calcext:value-type="string" table:number-columns-spanned="2" table:number-rows-spanned="1">
            <text:p>Такое возможно</text:p>
          </table:table-cell>
          <table:covered-table-cell/>
        </table:table-row>
      </table:table>
      <table:table table:name="Лист13" table:style-name="ta2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.00.0000</text:date>, <text:time style:data-style-name="N2" text:time-value="14:46:29.87681940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4:46:30.091370833</meta:creation-date>
    <dc:title>Таблица</dc:title>
    <meta:generator>LibreOffice/25.2.6.2$Linux_X86_64 LibreOffice_project/520$Build-2</meta:generator>
    <meta:editing-duration>PT59M51S</meta:editing-duration>
    <meta:editing-cycles>27</meta:editing-cycles>
    <dc:date>2026-04-18T15:46:34.265419876</dc:date>
    <meta:document-statistic meta:table-count="13" meta:cell-count="267" meta:object-count="0"/>
    <meta:template xlink:type="simple" xlink:actuate="onRequest" xlink:title="Таблица" xlink:href="../../../../../usr/lib/libreoffice/share/template/common/ШАБЛОН_ЭЛЕКТРОННОЙ_ТАБЛИЦЫ_2019-07-22.ots" meta:date="2026-04-18T14:46:29.958828944"/>
  </office:meta>
</office:document-meta>
</file>